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1" svg:font-family="'Noto Mono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Mono" fo:font-size="16pt" officeooo:rsid="00151c69" officeooo:paragraph-rsid="00151c69" style:font-size-asian="14pt" style:font-size-complex="16pt"/>
    </style:style>
    <style:style style:name="P2" style:family="paragraph" style:parent-style-name="Standard">
      <style:text-properties style:font-name="Noto Mono" fo:font-size="16pt" officeooo:rsid="00151c69" officeooo:paragraph-rsid="0040c0a4" style:font-size-asian="14pt" style:font-size-complex="16pt"/>
    </style:style>
    <style:style style:name="P3" style:family="paragraph" style:parent-style-name="Standard">
      <style:text-properties style:font-name="Noto Mono" fo:font-size="16pt" officeooo:rsid="0017b291" officeooo:paragraph-rsid="0018d029" style:font-size-asian="14pt" style:font-size-complex="16pt"/>
    </style:style>
    <style:style style:name="P4" style:family="paragraph" style:parent-style-name="Standard">
      <style:text-properties style:font-name="Noto Mono" fo:font-size="16pt" officeooo:rsid="001a81f0" officeooo:paragraph-rsid="001a81f0" style:font-size-asian="14pt" style:font-size-complex="16pt"/>
    </style:style>
    <style:style style:name="P5" style:family="paragraph" style:parent-style-name="Standard">
      <style:text-properties style:font-name="Noto Mono" fo:font-size="16pt" officeooo:rsid="001a81f0" officeooo:paragraph-rsid="002fe23b" style:font-size-asian="14pt" style:font-size-complex="16pt"/>
    </style:style>
    <style:style style:name="P6" style:family="paragraph" style:parent-style-name="Standard">
      <style:text-properties style:font-name="Noto Mono" fo:font-size="16pt" officeooo:rsid="002834d6" officeooo:paragraph-rsid="005c2087" style:font-size-asian="14pt" style:font-size-complex="16pt"/>
    </style:style>
    <style:style style:name="P7" style:family="paragraph" style:parent-style-name="Standard">
      <style:text-properties style:font-name="Noto Mono" fo:font-size="16pt" officeooo:rsid="002834d6" officeooo:paragraph-rsid="005cf97c" style:font-size-asian="14pt" style:font-size-complex="16pt"/>
    </style:style>
    <style:style style:name="P8" style:family="paragraph" style:parent-style-name="Standard">
      <style:text-properties style:font-name="Noto Mono" fo:font-size="16pt" officeooo:rsid="002834d6" officeooo:paragraph-rsid="0068fe83" style:font-size-asian="14pt" style:font-size-complex="16pt"/>
    </style:style>
    <style:style style:name="P9" style:family="paragraph" style:parent-style-name="Standard">
      <style:text-properties style:font-name="Noto Mono" fo:font-size="16pt" officeooo:rsid="003044ab" officeooo:paragraph-rsid="003044ab" style:font-size-asian="14pt" style:font-size-complex="16pt"/>
    </style:style>
    <style:style style:name="P10" style:family="paragraph" style:parent-style-name="Standard">
      <style:text-properties style:font-name="Noto Mono" fo:font-size="16pt" officeooo:rsid="003d3003" officeooo:paragraph-rsid="003d3003" style:font-size-asian="14pt" style:font-size-complex="16pt"/>
    </style:style>
    <style:style style:name="P11" style:family="paragraph" style:parent-style-name="Standard">
      <style:text-properties style:font-name="Noto Mono" fo:font-size="16pt" officeooo:rsid="003d3003" officeooo:paragraph-rsid="0043655d" style:font-size-asian="14pt" style:font-size-complex="16pt"/>
    </style:style>
    <style:style style:name="P12" style:family="paragraph" style:parent-style-name="Standard">
      <style:text-properties style:font-name="Noto Mono" fo:font-size="16pt" officeooo:rsid="002fe23b" officeooo:paragraph-rsid="003044ab" style:font-name-asian="Noto Sans CJK SC Regular" style:font-size-asian="14pt" style:font-name-complex="Lohit Devanagari" style:font-size-complex="16pt"/>
    </style:style>
    <style:style style:name="P13" style:family="paragraph" style:parent-style-name="Standard">
      <style:text-properties style:font-name="Noto Mono" fo:font-size="16pt" officeooo:rsid="00151c69" officeooo:paragraph-rsid="00151c69" style:font-name-asian="Noto Sans CJK SC Regular" style:font-size-asian="14pt" style:font-name-complex="Lohit Devanagari" style:font-size-complex="16pt"/>
    </style:style>
    <style:style style:name="P14" style:family="paragraph" style:parent-style-name="Standard">
      <style:text-properties style:font-name="Noto Mono" fo:font-size="16pt" officeooo:rsid="00151c69" officeooo:paragraph-rsid="003d3003" style:font-name-asian="Noto Sans CJK SC Regular" style:font-size-asian="14pt" style:font-name-complex="Lohit Devanagari" style:font-size-complex="16pt"/>
    </style:style>
    <style:style style:name="P15" style:family="paragraph" style:parent-style-name="Standard">
      <style:text-properties style:font-name="Noto Mono" fo:font-size="16pt" officeooo:rsid="00151c69" officeooo:paragraph-rsid="0043655d" style:font-name-asian="Noto Sans CJK SC Regular" style:font-size-asian="14pt" style:font-name-complex="Lohit Devanagari" style:font-size-complex="16pt"/>
    </style:style>
    <style:style style:name="P16" style:family="paragraph" style:parent-style-name="Standard">
      <style:text-properties style:font-name="Noto Mono" fo:font-size="16pt" officeooo:rsid="002834d6" officeooo:paragraph-rsid="005ebbc1" style:font-name-asian="Noto Sans CJK SC Regular" style:font-size-asian="14pt" style:font-name-complex="Lohit Devanagari" style:font-size-complex="16pt"/>
    </style:style>
    <style:style style:name="P17" style:family="paragraph" style:parent-style-name="Standard">
      <style:text-properties style:font-name="Noto Mono" fo:font-size="16pt" officeooo:rsid="002834d6" officeooo:paragraph-rsid="005c2087" style:font-name-asian="Noto Sans CJK SC Regular" style:font-size-asian="14pt" style:font-name-complex="Lohit Devanagari" style:font-size-complex="16pt"/>
    </style:style>
    <style:style style:name="P18" style:family="paragraph" style:parent-style-name="Standard">
      <style:text-properties style:font-name="Noto Mono" fo:font-size="16pt" officeooo:rsid="002834d6" officeooo:paragraph-rsid="005cf97c" style:font-name-asian="Noto Sans CJK SC Regular" style:font-size-asian="14pt" style:font-name-complex="Lohit Devanagari" style:font-size-complex="16pt"/>
    </style:style>
    <style:style style:name="P19" style:family="paragraph" style:parent-style-name="Standard">
      <style:text-properties style:font-name="Noto Mono" fo:font-size="16pt" officeooo:rsid="002834d6" officeooo:paragraph-rsid="0063c56c" style:font-name-asian="Noto Sans CJK SC Regular" style:font-size-asian="14pt" style:font-name-complex="Lohit Devanagari" style:font-size-complex="16pt"/>
    </style:style>
    <style:style style:name="P20" style:family="paragraph" style:parent-style-name="Standard">
      <style:text-properties style:font-name="Noto Mono" fo:font-size="16pt" officeooo:rsid="00605d60" officeooo:paragraph-rsid="00605d60" style:font-name-asian="Noto Sans CJK SC Regular" style:font-size-asian="14pt" style:font-name-complex="Lohit Devanagari" style:font-size-complex="16pt"/>
    </style:style>
    <style:style style:name="P21" style:family="paragraph" style:parent-style-name="Standard">
      <style:text-properties style:font-name="Noto Mono1" fo:font-size="16pt" officeooo:rsid="00151c69" officeooo:paragraph-rsid="00151c69" style:font-name-asian="Noto Mono1" style:font-size-asian="14pt" style:font-name-complex="Noto Mono1" style:font-size-complex="16pt"/>
    </style:style>
    <style:style style:name="P22" style:family="paragraph" style:parent-style-name="Standard">
      <style:text-properties style:font-name="Noto Mono1" fo:font-size="16pt" officeooo:rsid="001a81f0" officeooo:paragraph-rsid="001a81f0" style:font-name-asian="Noto Mono1" style:font-size-asian="14pt" style:font-name-complex="Noto Mono1" style:font-size-complex="16pt"/>
    </style:style>
    <style:style style:name="P23" style:family="paragraph" style:parent-style-name="Standard">
      <style:text-properties officeooo:paragraph-rsid="003de078"/>
    </style:style>
    <style:style style:name="P24" style:family="paragraph" style:parent-style-name="Standard">
      <style:text-properties officeooo:rsid="0042ccf7" officeooo:paragraph-rsid="0042ccf7"/>
    </style:style>
    <style:style style:name="P25" style:family="paragraph" style:parent-style-name="Standard">
      <style:text-properties officeooo:rsid="0043655d" officeooo:paragraph-rsid="0043655d"/>
    </style:style>
    <style:style style:name="P26" style:family="paragraph" style:parent-style-name="Standard">
      <style:text-properties officeooo:rsid="0043655d" officeooo:paragraph-rsid="00599762"/>
    </style:style>
    <style:style style:name="P27" style:family="paragraph" style:parent-style-name="Standard">
      <style:text-properties officeooo:rsid="0048bee2" officeooo:paragraph-rsid="0048bee2"/>
    </style:style>
    <style:style style:name="P28" style:family="paragraph" style:parent-style-name="Standard">
      <style:text-properties officeooo:rsid="0048bee2" officeooo:paragraph-rsid="005ebbc1"/>
    </style:style>
    <style:style style:name="P29" style:family="paragraph" style:parent-style-name="Standard">
      <style:text-properties fo:font-variant="normal" fo:text-transform="none" fo:color="#222222" style:font-name="Noto Mono" fo:font-size="16pt" fo:letter-spacing="normal" officeooo:rsid="003d3003" officeooo:paragraph-rsid="003de078" style:font-name-asian="Noto Sans CJK SC Regular" style:font-size-asian="14pt" style:font-name-complex="Lohit Devanagari" style:font-size-complex="16pt"/>
    </style:style>
    <style:style style:name="P30" style:family="paragraph" style:parent-style-name="Standard">
      <style:text-properties fo:font-variant="normal" fo:text-transform="none" fo:color="#222222" style:font-name="Noto Mono" fo:font-size="16pt" fo:letter-spacing="normal" officeooo:rsid="003d3003" officeooo:paragraph-rsid="0043655d" style:font-name-asian="Noto Sans CJK SC Regular" style:font-size-asian="14pt" style:font-name-complex="Lohit Devanagari" style:font-size-complex="16pt"/>
    </style:style>
    <style:style style:name="P31" style:family="paragraph" style:parent-style-name="Standard">
      <style:text-properties fo:font-variant="normal" fo:text-transform="none" fo:color="#222222" style:font-name="Noto Mono" fo:font-size="16pt" fo:letter-spacing="normal" officeooo:rsid="0043655d" officeooo:paragraph-rsid="0042ccf7" style:font-name-asian="Noto Sans CJK SC Regular" style:font-size-asian="14pt" style:font-name-complex="Lohit Devanagari" style:font-size-complex="16pt"/>
    </style:style>
    <style:style style:name="P32" style:family="paragraph" style:parent-style-name="Standard">
      <style:text-properties fo:font-variant="normal" fo:text-transform="none" fo:color="#222222" style:font-name="Noto Mono" fo:font-size="16pt" fo:letter-spacing="normal" officeooo:rsid="0048bee2" officeooo:paragraph-rsid="0046ce0b" style:font-name-asian="Noto Sans CJK SC Regular" style:font-size-asian="14pt" style:font-name-complex="Lohit Devanagari" style:font-size-complex="16pt"/>
    </style:style>
    <style:style style:name="P33" style:family="paragraph" style:parent-style-name="Standard">
      <style:text-properties fo:font-variant="normal" fo:text-transform="none" fo:color="#222222" style:font-name="Noto Mono" fo:font-size="16pt" fo:letter-spacing="normal" officeooo:rsid="0048bee2" officeooo:paragraph-rsid="0048bee2" style:font-name-asian="Noto Sans CJK SC Regular" style:font-size-asian="14pt" style:font-name-complex="Lohit Devanagari" style:font-size-complex="16pt"/>
    </style:style>
    <style:style style:name="P34" style:family="paragraph" style:parent-style-name="Standard">
      <style:text-properties fo:font-variant="normal" fo:text-transform="none" fo:color="#222222" style:font-name="Noto Mono" fo:font-size="16pt" fo:letter-spacing="normal" officeooo:rsid="005ebbc1" officeooo:paragraph-rsid="005ebbc1" style:font-name-asian="Noto Sans CJK SC Regular" style:font-size-asian="14pt" style:font-name-complex="Lohit Devanagari" style:font-size-complex="16pt"/>
    </style:style>
    <style:style style:name="P35" style:family="paragraph" style:parent-style-name="Standard">
      <style:text-properties fo:font-variant="normal" fo:text-transform="none" fo:color="#222222" style:font-name="Noto Mono" fo:font-size="16pt" fo:letter-spacing="normal" officeooo:rsid="00605d60" officeooo:paragraph-rsid="005ebbc1" style:font-name-asian="Noto Sans CJK SC Regular" style:font-size-asian="14pt" style:font-name-complex="Lohit Devanagari" style:font-size-complex="16pt"/>
    </style:style>
    <style:style style:name="P36" style:family="paragraph" style:parent-style-name="Standard">
      <style:paragraph-properties fo:break-before="page"/>
      <style:text-properties style:font-name="Noto Mono" fo:font-size="16pt" officeooo:rsid="003d3003" officeooo:paragraph-rsid="003d3003" style:font-size-asian="14pt" style:font-size-complex="16pt"/>
    </style:style>
    <style:style style:name="P37" style:family="paragraph" style:parent-style-name="Standard">
      <style:paragraph-properties fo:break-before="page"/>
      <style:text-properties fo:font-variant="normal" fo:text-transform="none" fo:color="#222222" style:font-name="Noto Mono" fo:font-size="16pt" fo:letter-spacing="normal" officeooo:rsid="0046ce0b" officeooo:paragraph-rsid="005ebbc1" style:font-name-asian="Noto Sans CJK SC Regular" style:font-size-asian="14pt" style:font-name-complex="Lohit Devanagari" style:font-size-complex="16pt"/>
    </style:style>
    <style:style style:name="P38" style:family="paragraph" style:parent-style-name="Standard">
      <style:text-properties style:text-line-through-style="none" style:text-line-through-type="none" officeooo:rsid="0046ce0b" officeooo:paragraph-rsid="006c381f"/>
    </style:style>
    <style:style style:name="P39" style:family="paragraph" style:parent-style-name="Standard">
      <style:text-properties style:text-line-through-style="none" style:text-line-through-type="none" officeooo:rsid="0046ce0b" officeooo:paragraph-rsid="005b7ecc"/>
    </style:style>
    <style:style style:name="T1" style:family="text">
      <style:text-properties style:font-name="Noto Mono1" style:font-name-asian="Noto Mono1" style:font-name-complex="Noto Mono1"/>
    </style:style>
    <style:style style:name="T2" style:family="text">
      <style:text-properties style:font-name="Noto Mono1" officeooo:rsid="00181cdd" style:font-name-asian="Noto Mono1" style:font-name-complex="Noto Mono1"/>
    </style:style>
    <style:style style:name="T3" style:family="text">
      <style:text-properties style:font-name="Noto Mono1" officeooo:rsid="0018d029" style:font-name-asian="Noto Mono1" style:font-name-complex="Noto Mono1"/>
    </style:style>
    <style:style style:name="T4" style:family="text">
      <style:text-properties style:font-name="Noto Mono1" officeooo:rsid="001a81f0" style:font-name-asian="Noto Mono1" style:font-name-complex="Noto Mono1"/>
    </style:style>
    <style:style style:name="T5" style:family="text">
      <style:text-properties style:font-name="Noto Mono1" officeooo:rsid="001a94f7" style:font-name-asian="Noto Mono1" style:font-name-complex="Noto Mono1"/>
    </style:style>
    <style:style style:name="T6" style:family="text">
      <style:text-properties style:font-name="Noto Mono1" officeooo:rsid="001cb483" style:font-name-asian="Noto Mono1" style:font-name-complex="Noto Mono1"/>
    </style:style>
    <style:style style:name="T7" style:family="text">
      <style:text-properties style:font-name="Noto Mono1" officeooo:rsid="00151c69" style:font-name-asian="Noto Mono1" style:font-name-complex="Noto Mono1"/>
    </style:style>
    <style:style style:name="T8" style:family="text">
      <style:text-properties style:font-name="Noto Mono1" officeooo:rsid="002fe23b" style:font-name-asian="Noto Mono1" style:font-name-complex="Noto Mono1"/>
    </style:style>
    <style:style style:name="T9" style:family="text">
      <style:text-properties style:font-name="Noto Mono1" officeooo:rsid="004115c0" style:font-name-asian="Noto Mono1" style:font-name-complex="Noto Mono1"/>
    </style:style>
    <style:style style:name="T10" style:family="text">
      <style:text-properties style:font-name="Noto Mono1" fo:font-size="16pt" officeooo:rsid="003d3003" style:font-name-asian="Noto Mono1" style:font-size-asian="14pt" style:font-name-complex="Noto Mono1" style:font-size-complex="16pt"/>
    </style:style>
    <style:style style:name="T11" style:family="text">
      <style:text-properties style:font-name="Noto Mono" fo:font-size="16pt" officeooo:rsid="00151c69" style:font-name-asian="Noto Sans CJK SC Regular" style:font-size-asian="14pt" style:font-name-complex="Lohit Devanagari" style:font-size-complex="16pt"/>
    </style:style>
    <style:style style:name="T12" style:family="text">
      <style:text-properties style:font-name="Noto Mono" fo:font-size="16pt" officeooo:rsid="003d3003" style:font-name-asian="Noto Sans CJK SC Regular" style:font-size-asian="14pt" style:font-name-complex="Lohit Devanagari" style:font-size-complex="16pt"/>
    </style:style>
    <style:style style:name="T13" style:family="text">
      <style:text-properties style:font-name="Noto Mono" fo:font-size="16pt" officeooo:rsid="0042ccf7" style:font-name-asian="Noto Sans CJK SC Regular" style:font-size-asian="14pt" style:font-name-complex="Lohit Devanagari" style:font-size-complex="16pt"/>
    </style:style>
    <style:style style:name="T14" style:family="text">
      <style:text-properties style:font-name-asian="Noto Sans CJK SC Regular" style:font-name-complex="Lohit Devanagari"/>
    </style:style>
    <style:style style:name="T15" style:family="text">
      <style:text-properties officeooo:rsid="00151c69" style:font-name-asian="Noto Sans CJK SC Regular" style:font-name-complex="Lohit Devanagari"/>
    </style:style>
    <style:style style:name="T16" style:family="text">
      <style:text-properties officeooo:rsid="002afd52" style:font-name-asian="Noto Sans CJK SC Regular" style:font-name-complex="Lohit Devanagari"/>
    </style:style>
    <style:style style:name="T17" style:family="text">
      <style:text-properties officeooo:rsid="002fe23b" style:font-name-asian="Noto Sans CJK SC Regular" style:font-name-complex="Lohit Devanagari"/>
    </style:style>
    <style:style style:name="T18" style:family="text">
      <style:text-properties officeooo:rsid="00317c6e" style:font-name-asian="Noto Sans CJK SC Regular" style:font-name-complex="Lohit Devanagari"/>
    </style:style>
    <style:style style:name="T19" style:family="text">
      <style:text-properties officeooo:rsid="0035accf" style:font-name-asian="Noto Sans CJK SC Regular" style:font-name-complex="Lohit Devanagari"/>
    </style:style>
    <style:style style:name="T20" style:family="text">
      <style:text-properties officeooo:rsid="0036d9a8" style:font-name-asian="Noto Sans CJK SC Regular" style:font-name-complex="Lohit Devanagari"/>
    </style:style>
    <style:style style:name="T21" style:family="text">
      <style:text-properties officeooo:rsid="0037405e" style:font-name-asian="Noto Sans CJK SC Regular" style:font-name-complex="Lohit Devanagari"/>
    </style:style>
    <style:style style:name="T22" style:family="text">
      <style:text-properties officeooo:rsid="003b630f" style:font-name-asian="Noto Sans CJK SC Regular" style:font-name-complex="Lohit Devanagari"/>
    </style:style>
    <style:style style:name="T23" style:family="text">
      <style:text-properties officeooo:rsid="003d3003" style:font-name-asian="Noto Sans CJK SC Regular" style:font-name-complex="Lohit Devanagari"/>
    </style:style>
    <style:style style:name="T24" style:family="text">
      <style:text-properties officeooo:rsid="0040c0a4" style:font-name-asian="Noto Sans CJK SC Regular" style:font-name-complex="Lohit Devanagari"/>
    </style:style>
    <style:style style:name="T25" style:family="text">
      <style:text-properties officeooo:rsid="004e04be" style:font-name-asian="Noto Sans CJK SC Regular" style:font-name-complex="Lohit Devanagari"/>
    </style:style>
    <style:style style:name="T26" style:family="text">
      <style:text-properties officeooo:rsid="005c2087" style:font-name-asian="Noto Sans CJK SC Regular" style:font-name-complex="Lohit Devanagari"/>
    </style:style>
    <style:style style:name="T27" style:family="text">
      <style:text-properties officeooo:rsid="005ca988" style:font-name-asian="Noto Sans CJK SC Regular" style:font-name-complex="Lohit Devanagari"/>
    </style:style>
    <style:style style:name="T28" style:family="text">
      <style:text-properties style:font-name-asian="Noto Mono1" style:font-name-complex="Noto Mono1"/>
    </style:style>
    <style:style style:name="T29" style:family="text">
      <style:text-properties officeooo:rsid="00151c69"/>
    </style:style>
    <style:style style:name="T30" style:family="text">
      <style:text-properties fo:font-variant="normal" fo:text-transform="none" fo:color="#222222" fo:letter-spacing="normal"/>
    </style:style>
    <style:style style:name="T31" style:family="text">
      <style:text-properties fo:font-variant="normal" fo:text-transform="none" fo:color="#222222" fo:letter-spacing="normal" style:font-name-asian="Noto Sans CJK SC Regular" style:font-name-complex="Lohit Devanagari"/>
    </style:style>
    <style:style style:name="T32" style:family="text">
      <style:text-properties fo:font-variant="normal" fo:text-transform="none" fo:color="#222222" fo:letter-spacing="normal" officeooo:rsid="004e04be" style:font-name-asian="Noto Sans CJK SC Regular" style:font-name-complex="Lohit Devanagari"/>
    </style:style>
    <style:style style:name="T33" style:family="text">
      <style:text-properties fo:font-variant="normal" fo:text-transform="none" fo:color="#222222" fo:letter-spacing="normal" officeooo:rsid="005c2087" style:font-name-asian="Noto Sans CJK SC Regular" style:font-name-complex="Lohit Devanagari"/>
    </style:style>
    <style:style style:name="T34" style:family="text">
      <style:text-properties fo:font-variant="normal" fo:text-transform="none" fo:color="#222222" fo:letter-spacing="normal" officeooo:rsid="002afd52" style:font-name-asian="Noto Sans CJK SC Regular" style:font-name-complex="Lohit Devanagari"/>
    </style:style>
    <style:style style:name="T35" style:family="text">
      <style:text-properties fo:font-variant="normal" fo:text-transform="none" fo:color="#222222" fo:letter-spacing="normal" officeooo:rsid="005ca988" style:font-name-asian="Noto Sans CJK SC Regular" style:font-name-complex="Lohit Devanagari"/>
    </style:style>
    <style:style style:name="T36" style:family="text">
      <style:text-properties fo:font-variant="normal" fo:text-transform="none" fo:color="#222222" fo:letter-spacing="normal" officeooo:rsid="005ebbc1"/>
    </style:style>
    <style:style style:name="T37" style:family="text">
      <style:text-properties fo:font-variant="normal" fo:text-transform="none" fo:color="#222222" fo:letter-spacing="normal" officeooo:rsid="00603b4b"/>
    </style:style>
    <style:style style:name="T38" style:family="text">
      <style:text-properties fo:font-variant="normal" fo:text-transform="none" fo:color="#222222" fo:letter-spacing="normal" officeooo:rsid="00605d60"/>
    </style:style>
    <style:style style:name="T39" style:family="text">
      <style:text-properties fo:font-variant="normal" fo:text-transform="none" fo:color="#222222" fo:letter-spacing="normal" officeooo:rsid="00617db2"/>
    </style:style>
    <style:style style:name="T40" style:family="text">
      <style:text-properties fo:font-variant="normal" fo:text-transform="none" fo:color="#222222" style:font-name="Noto Mono" fo:font-size="16pt" fo:letter-spacing="normal" style:font-name-asian="Noto Sans CJK SC Regular" style:font-size-asian="14pt" style:font-name-complex="Lohit Devanagari" style:font-size-complex="16pt"/>
    </style:style>
    <style:style style:name="T41" style:family="text">
      <style:text-properties fo:font-variant="normal" fo:text-transform="none" fo:color="#222222" style:font-name="Noto Mono" fo:font-size="16pt" fo:letter-spacing="normal" officeooo:rsid="003d3003" style:font-name-asian="Noto Sans CJK SC Regular" style:font-size-asian="14pt" style:font-name-complex="Lohit Devanagari" style:font-size-complex="16pt"/>
    </style:style>
    <style:style style:name="T42" style:family="text">
      <style:text-properties fo:font-variant="normal" fo:text-transform="none" fo:color="#222222" style:font-name="Noto Mono" fo:font-size="16pt" fo:letter-spacing="normal" officeooo:rsid="00151c69" style:font-name-asian="Noto Sans CJK SC Regular" style:font-size-asian="14pt" style:font-name-complex="Lohit Devanagari" style:font-size-complex="16pt"/>
    </style:style>
    <style:style style:name="T43" style:family="text">
      <style:text-properties fo:font-variant="normal" fo:text-transform="none" fo:color="#222222" style:font-name="Noto Mono" fo:font-size="16pt" fo:letter-spacing="normal" officeooo:rsid="003de078" style:font-name-asian="Noto Sans CJK SC Regular" style:font-size-asian="14pt" style:font-name-complex="Lohit Devanagari" style:font-size-complex="16pt"/>
    </style:style>
    <style:style style:name="T44" style:family="text">
      <style:text-properties fo:font-variant="normal" fo:text-transform="none" fo:color="#222222" style:font-name="Noto Mono" fo:font-size="16pt" fo:letter-spacing="normal" officeooo:rsid="0043655d" style:font-name-asian="Noto Sans CJK SC Regular" style:font-size-asian="14pt" style:font-name-complex="Lohit Devanagari" style:font-size-complex="16pt"/>
    </style:style>
    <style:style style:name="T45" style:family="text">
      <style:text-properties fo:font-variant="normal" fo:text-transform="none" fo:color="#222222" style:font-name="Noto Mono" fo:font-size="16pt" fo:letter-spacing="normal" officeooo:rsid="0042ccf7" style:font-name-asian="Noto Sans CJK SC Regular" style:font-size-asian="14pt" style:font-name-complex="Lohit Devanagari" style:font-size-complex="16pt"/>
    </style:style>
    <style:style style:name="T46" style:family="text">
      <style:text-properties fo:font-variant="normal" fo:text-transform="none" fo:color="#222222" style:font-name="Noto Mono" fo:font-size="16pt" fo:letter-spacing="normal" officeooo:rsid="0044b594" style:font-name-asian="Noto Sans CJK SC Regular" style:font-size-asian="14pt" style:font-name-complex="Lohit Devanagari" style:font-size-complex="16pt"/>
    </style:style>
    <style:style style:name="T47" style:family="text">
      <style:text-properties fo:font-variant="normal" fo:text-transform="none" fo:color="#222222" style:font-name="Noto Mono" fo:font-size="16pt" fo:letter-spacing="normal" officeooo:rsid="00535133" style:font-name-asian="Noto Sans CJK SC Regular" style:font-size-asian="14pt" style:font-name-complex="Lohit Devanagari" style:font-size-complex="16pt"/>
    </style:style>
    <style:style style:name="T48" style:family="text">
      <style:text-properties fo:font-variant="normal" fo:text-transform="none" fo:color="#222222" style:font-name="Noto Mono" fo:font-size="16pt" fo:letter-spacing="normal" officeooo:rsid="0055f02a" style:font-name-asian="Noto Sans CJK SC Regular" style:font-size-asian="14pt" style:font-name-complex="Lohit Devanagari" style:font-size-complex="16pt"/>
    </style:style>
    <style:style style:name="T49" style:family="text">
      <style:text-properties fo:font-variant="normal" fo:text-transform="none" fo:color="#222222" style:font-name="Noto Mono" fo:font-size="16pt" fo:letter-spacing="normal" officeooo:rsid="00599762" style:font-name-asian="Noto Sans CJK SC Regular" style:font-size-asian="14pt" style:font-name-complex="Lohit Devanagari" style:font-size-complex="16pt"/>
    </style:style>
    <style:style style:name="T50" style:family="text">
      <style:text-properties fo:font-variant="normal" fo:text-transform="none" fo:color="#222222" style:font-name="Noto Mono" fo:font-size="16pt" fo:letter-spacing="normal" officeooo:rsid="005b7ecc" style:font-name-asian="Noto Sans CJK SC Regular" style:font-size-asian="14pt" style:font-name-complex="Lohit Devanagari" style:font-size-complex="16pt"/>
    </style:style>
    <style:style style:name="T51" style:family="text">
      <style:text-properties fo:font-variant="normal" fo:text-transform="none" fo:color="#222222" style:font-name="Noto Mono" fo:font-size="16pt" fo:letter-spacing="normal" officeooo:rsid="005ebbc1" style:font-name-asian="Noto Sans CJK SC Regular" style:font-size-asian="14pt" style:font-name-complex="Lohit Devanagari" style:font-size-complex="16pt"/>
    </style:style>
    <style:style style:name="T52" style:family="text">
      <style:text-properties fo:font-variant="normal" fo:text-transform="none" fo:color="#222222" style:font-name="Noto Mono" fo:font-size="16pt" fo:letter-spacing="normal" officeooo:rsid="00603b4b" style:font-name-asian="Noto Sans CJK SC Regular" style:font-size-asian="14pt" style:font-name-complex="Lohit Devanagari" style:font-size-complex="16pt"/>
    </style:style>
    <style:style style:name="T53" style:family="text">
      <style:text-properties fo:font-variant="normal" fo:text-transform="none" fo:color="#222222" style:font-name="Noto Mono" fo:font-size="16pt" fo:letter-spacing="normal" officeooo:rsid="0064f11d" style:font-name-asian="Noto Sans CJK SC Regular" style:font-size-asian="14pt" style:font-name-complex="Lohit Devanagari" style:font-size-complex="16pt"/>
    </style:style>
    <style:style style:name="T54" style:family="text">
      <style:text-properties fo:font-variant="normal" fo:text-transform="none" fo:color="#222222" style:font-name="Noto Mono" fo:font-size="16pt" fo:letter-spacing="normal" officeooo:rsid="00652e56" style:font-name-asian="Noto Sans CJK SC Regular" style:font-size-asian="14pt" style:font-name-complex="Lohit Devanagari" style:font-size-complex="16pt"/>
    </style:style>
    <style:style style:name="T55" style:family="text">
      <style:text-properties fo:font-variant="normal" fo:text-transform="none" fo:color="#222222" style:font-name="Noto Mono" fo:font-size="16pt" fo:letter-spacing="normal" officeooo:rsid="0066dde6" style:font-name-asian="Noto Sans CJK SC Regular" style:font-size-asian="14pt" style:font-name-complex="Lohit Devanagari" style:font-size-complex="16pt"/>
    </style:style>
    <style:style style:name="T56" style:family="text">
      <style:text-properties fo:font-variant="normal" fo:text-transform="none" fo:color="#222222" style:font-name="Noto Mono1" fo:font-size="16pt" fo:letter-spacing="normal" officeooo:rsid="003d3003" style:font-name-asian="Noto Mono1" style:font-size-asian="14pt" style:font-name-complex="Noto Mono1" style:font-size-complex="16pt"/>
    </style:style>
    <style:style style:name="T57" style:family="text">
      <style:text-properties fo:font-variant="normal" fo:text-transform="none" fo:color="#222222" style:font-name="Noto Mono1" fo:letter-spacing="normal" officeooo:rsid="002e0633" style:font-name-asian="Noto Sans CJK SC Regular" style:font-name-complex="Lohit Devanagari"/>
    </style:style>
    <style:style style:name="T58" style:family="text">
      <style:text-properties fo:font-variant="normal" fo:text-transform="none" fo:color="#222222" style:font-name="Noto Mono1" fo:letter-spacing="normal" officeooo:rsid="002afd52" style:font-name-asian="Noto Sans CJK SC Regular" style:font-name-complex="Lohit Devanagari"/>
    </style:style>
    <style:style style:name="T59" style:family="text">
      <style:text-properties officeooo:rsid="0061b7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gregate Form Suite</text:p>
      <text:p text:style-name="P1"/>
      <text:p text:style-name="P1"/>
      <text:p text:style-name="P1">1) b <text:span text:style-name="T1">≤</text:span><text:span text:style-name="T14"> #count{ Y : f(Y) }</text:span></text:p>
      <text:p text:style-name="P13"/>
      <text:p text:style-name="P2"><text:span text:style-name="T14"><text:tab/></text:span><text:span text:style-name="T24">Since <text:s/></text:span><text:span text:style-name="T14">b </text:span><text:span text:style-name="T1">≤</text:span><text:span text:style-name="T14"> #count{ Y : f(Y) } <text:s/></text:span><text:span text:style-name="T24">is inherently disjoint to <text:s/></text:span><text:span text:style-name="T14">#count{ Y : f(Y) } </text:span><text:span text:style-name="T24">&lt;</text:span><text:span text:style-name="T1"> b <text:s/>, </text:span><text:span text:style-name="T9">we can instead express the count aggregate in a negated form:</text:span></text:p>
      <text:p text:style-name="P13"/>
      <text:p text:style-name="P2"><text:span text:style-name="T14">2) not #count{ Y : f(Y) } </text:span><text:span text:style-name="T24">&lt;</text:span><text:span text:style-name="T1"> b</text:span></text:p>
      <text:p text:style-name="P21"/>
      <text:p text:style-name="P21"/>
      <text:p text:style-name="P3"><text:span text:style-name="T1"><text:tab/>Note that for the rewriting to be valid, there must be no occurrence of the counting variable (Y) in the rule outside the counting functions/comparisons. </text:span><text:span text:style-name="T3">Therefore the </text:span><text:span text:style-name="T4">occurrence</text:span><text:span text:style-name="T3"> of the variable Y is equivalent to the ‘_’ anonymous variable </text:span><text:span text:style-name="T5">since any valid value for that </text:span><text:span text:style-name="T6">location satisfies the criterion of Y.</text:span></text:p>
      <text:p text:style-name="P3"><text:span text:style-name="T2"><text:tab/></text:span><text:span text:style-name="T5">This gives us the following aggregate forms:</text:span></text:p>
      <text:p text:style-name="P21"/>
      <text:p text:style-name="P1"><text:span text:style-name="T1">3) </text:span><text:span text:style-name="T28">b </text:span><text:span text:style-name="T1">≤</text:span><text:span text:style-name="T14"> #count{ f(_) }</text:span></text:p>
      <text:p text:style-name="P2"><text:span text:style-name="T14">4) not #count{ f(_) } </text:span><text:span text:style-name="T24">&lt;</text:span><text:span text:style-name="T1"> b</text:span></text:p>
      <text:p text:style-name="P22"/>
      <text:p text:style-name="P22"/>
      <text:p text:style-name="P4"><text:span text:style-name="T1"><text:tab/></text:span><text:span text:style-name="T8">ASP competitors repeatedly use count aggregates of the form </text:span></text:p>
      <text:p text:style-name="P5"><text:span text:style-name="T8"><text:tab/>b </text:span><text:span text:style-name="T7">≤</text:span><text:span text:style-name="T15"> #count{ Y : f(Y) } </text:span><text:span text:style-name="T7">≤ b</text:span></text:p>
      <text:p text:style-name="P5"><text:span text:style-name="T7"><text:tab/></text:span><text:span text:style-name="T8">b = </text:span><text:span text:style-name="T15">#count{ Y : f(Y) }<text:tab/><text:tab/> </text:span><text:span text:style-name="T17">(syntactically equal)</text:span></text:p>
      <text:p text:style-name="P12"/>
      <text:p text:style-name="P9"><text:span text:style-name="T17">W</text:span><text:span text:style-name="T14">e have empirical evidence from the Spring </text:span><text:span text:style-name="T19">indicating that</text:span><text:span text:style-name="T14"> this form </text:span><text:span text:style-name="T18">solves </text:span><text:span text:style-name="T20">significantly </text:span><text:span text:style-name="T18">faster than </text:span><text:span text:style-name="T21">the</text:span><text:span text:style-name="T18"> others. </text:span><text:span text:style-name="T22">Thu</text:span><text:span text:style-name="T23">s...</text:span></text:p>
      <text:p text:style-name="P36">The expression </text:p>
      <text:p text:style-name="P10"><text:tab/><text:span text:style-name="T29">b </text:span><text:span text:style-name="T7">≤</text:span><text:span text:style-name="T15"> #count{ Y : f(Y) }</text:span></text:p>
      <text:p text:style-name="P14"/>
      <text:p text:style-name="P23"><text:span text:style-name="T11">i</text:span><text:span text:style-name="T12">s equivalent to the </text:span><text:span text:style-name="T13">expansion</text:span><text:span text:style-name="T12"><text:line-break/><text:tab/>( b</text:span><text:span text:style-name="T11"> </text:span><text:span text:style-name="T10">=</text:span><text:span text:style-name="T11"> #count{ Y : f(Y) </text:span><text:span text:style-name="T12">} ) <text:s text:c="5"/></text:span><text:span text:style-name="T42">∨</text:span><text:span text:style-name="T41"> <text:line-break/><text:tab/>( b </text:span><text:span text:style-name="T43">+ 1</text:span><text:span text:style-name="T42"> </text:span><text:span text:style-name="T56">=</text:span><text:span text:style-name="T42"> #count{ Y : f(Y) </text:span><text:span text:style-name="T41">} ) <text:s/></text:span><text:span text:style-name="T42">∨</text:span><text:span text:style-name="T41"> <text:line-break/><text:tab/>( ...</text:span><text:span text:style-name="T42"> </text:span><text:span text:style-name="T56">=</text:span><text:span text:style-name="T42"> #count{ Y : f(Y) </text:span><text:span text:style-name="T41">} ) <text:s text:c="3"/></text:span><text:span text:style-name="T42">∨</text:span><text:span text:style-name="T41"> <text:line-break/><text:tab/>( </text:span><text:span text:style-name="T43">infinity</text:span><text:span text:style-name="T42"> </text:span><text:span text:style-name="T56">=</text:span><text:span text:style-name="T42"> #count{ Y : f(Y) </text:span><text:span text:style-name="T41">} )</text:span></text:p>
      <text:p text:style-name="P29"/>
      <text:p text:style-name="P24"><text:span text:style-name="T40">This is of course an absurd</text:span><text:span text:style-name="T53">ly </text:span><text:span text:style-name="T54">(infinitely)</text:span><text:span text:style-name="T53"> large</text:span><text:span text:style-name="T40"> implementation, so we instead expand </text:span><text:span text:style-name="T44">the negated form of the count aggregate:</text:span></text:p>
      <text:p text:style-name="P31"/>
      <text:p text:style-name="P25"><text:span text:style-name="T55">So we instead use</text:span><text:span text:style-name="T40"> t</text:span><text:span text:style-name="T41">he expression </text:span></text:p>
      <text:p text:style-name="P11"><text:tab/><text:span text:style-name="T15">not #count{ Y : f(Y) } </text:span><text:span text:style-name="T24">&lt;</text:span><text:span text:style-name="T7"> b</text:span></text:p>
      <text:p text:style-name="P15"/>
      <text:p text:style-name="P26"><text:span text:style-name="T55">which </text:span><text:span text:style-name="T42">i</text:span><text:span text:style-name="T41">s equivalent to the </text:span><text:span text:style-name="T45">expansion</text:span></text:p>
      <text:p text:style-name="P26"><text:span text:style-name="T45"><text:tab/></text:span><text:span text:style-name="T49">not (</text:span></text:p>
      <text:p text:style-name="P26"><text:span text:style-name="T49"><text:tab/><text:tab/>(</text:span><text:span text:style-name="T41">b -</text:span><text:span text:style-name="T43"> 1</text:span><text:span text:style-name="T42"> </text:span><text:span text:style-name="T56">=</text:span><text:span text:style-name="T42"> #count{ Y : f(Y) </text:span><text:span text:style-name="T41">} ) </text:span><text:span text:style-name="T42">∨</text:span></text:p>
      <text:p text:style-name="P26"><text:span text:style-name="T42"><text:tab/><text:tab/></text:span><text:span text:style-name="T49">(</text:span><text:span text:style-name="T41">...</text:span><text:span text:style-name="T42"> </text:span><text:span text:style-name="T56">=</text:span><text:span text:style-name="T42"> #count{ Y : f(Y) </text:span><text:span text:style-name="T41">} ) <text:s text:c="2"/></text:span><text:span text:style-name="T42">∨</text:span><text:span text:style-name="T41"> </text:span></text:p>
      <text:p text:style-name="P26"><text:span text:style-name="T41"><text:tab/><text:tab/></text:span><text:span text:style-name="T49">(</text:span><text:span text:style-name="T46">0</text:span><text:span text:style-name="T42"> </text:span><text:span text:style-name="T56">=</text:span><text:span text:style-name="T42"> #count{ Y : f(Y) </text:span><text:span text:style-name="T41">} )</text:span></text:p>
      <text:p text:style-name="P26"><text:span text:style-name="T41"><text:tab/></text:span><text:span text:style-name="T49">)</text:span></text:p>
      <text:p text:style-name="P30"/>
      <text:p text:style-name="P39"><text:span text:style-name="T41">b</text:span><text:span text:style-name="T40">y deMorgan’s Law we have an equivalence to</text:span><text:span text:style-name="T41"><text:line-break/><text:tab/><text:tab/>( </text:span><text:span text:style-name="T50">not <text:s/></text:span><text:span text:style-name="T41">b -</text:span><text:span text:style-name="T43"> 1</text:span><text:span text:style-name="T42"> </text:span><text:span text:style-name="T56">=</text:span><text:span text:style-name="T42"> #count{ Y : f(Y) </text:span><text:span text:style-name="T41">} ) ∧<text:line-break/><text:tab/><text:tab/>( </text:span><text:span text:style-name="T50">not <text:s/></text:span><text:span text:style-name="T41">...</text:span><text:span text:style-name="T42"> </text:span><text:span text:style-name="T56">=</text:span><text:span text:style-name="T42"> #count{ Y : f(Y) </text:span><text:span text:style-name="T41">} ) <text:s text:c="2"/>∧<text:line-break/><text:tab/><text:tab/>( </text:span><text:span text:style-name="T50">not <text:s/></text:span><text:span text:style-name="T46">0</text:span><text:span text:style-name="T42"> </text:span><text:span text:style-name="T56">=</text:span><text:span text:style-name="T42"> #count{ Y : f(Y) </text:span><text:span text:style-name="T41">} )</text:span></text:p>
      <text:p text:style-name="P32"/>
      <text:p text:style-name="P33"/>
      <text:p text:style-name="P27"/>
      <text:p text:style-name="P37"/>
      <text:p text:style-name="P28"><text:span text:style-name="T40">The most common usage </text:span><text:span text:style-name="T48">of this rewriting</text:span><text:span text:style-name="T47"> </text:span><text:span text:style-name="T40">is b = 2. Giving us</text:span></text:p>
      <text:p text:style-name="P28"><text:span text:style-name="T40"><text:s/></text:span><text:span text:style-name="T51">H </text:span><text:span text:style-name="T40">:- </text:span><text:span text:style-name="T52">f</text:span><text:span text:style-name="T40">(Y), </text:span><text:span text:style-name="T52">f</text:span><text:span text:style-name="T40">(</text:span><text:span text:style-name="T52">Y’</text:span><text:span text:style-name="T40">), Y &lt; </text:span><text:span text:style-name="T52">Y’</text:span><text:span text:style-name="T40">, </text:span><text:span text:style-name="T51">B.</text:span></text:p>
      <text:p text:style-name="P34"/>
      <text:p text:style-name="P34">equivalent to</text:p>
      <text:p text:style-name="P34"/>
      <text:p text:style-name="P19"><text:span text:style-name="T36"><text:s/>H :- not 1 = #count{ Y: </text:span><text:span text:style-name="T37">f</text:span><text:span text:style-name="T36">(Y) }, </text:span></text:p>
      <text:p text:style-name="P19"><text:span text:style-name="T36"><text:tab/><text:tab/>not 0 = #count{ Y: </text:span><text:span text:style-name="T37">f</text:span><text:span text:style-name="T36">(Y) }, </text:span><text:span text:style-name="T38">B.</text:span></text:p>
      <text:p text:style-name="P35"/>
      <text:p text:style-name="P20"><text:span text:style-name="T38">w</text:span><text:span text:style-name="T30">here H represents the head of the rule and B represents the rest of the body. H and B must have no </text:span><text:span text:style-name="T39">occurrence</text:span><text:span text:style-name="T30"> of Y or Y’.</text:span></text:p>
      <text:p text:style-name="P34"/>
      <text:p text:style-name="P16">This would give us <text:span text:style-name="T59">the</text:span> <text:span text:style-name="T59">general forms</text:span>:</text:p>
      <text:p text:style-name="P6"><text:span text:style-name="T14">5) </text:span><text:span text:style-name="T25">not </text:span><text:span text:style-name="T26">b - 1</text:span><text:span text:style-name="T14"> = #count{ Y : f(Y) },</text:span></text:p>
      <text:p text:style-name="P17"><text:tab/>...</text:p>
      <text:p text:style-name="P8"><text:span text:style-name="T16"><text:tab/></text:span><text:span text:style-name="T25">not </text:span><text:span text:style-name="T27">0</text:span><text:span text:style-name="T14"> = #count{ </text:span><text:span text:style-name="T31">Y : f(Y)</text:span><text:span text:style-name="T14"> }</text:span></text:p>
      <text:p text:style-name="P18"/>
      <text:p text:style-name="P7"><text:span text:style-name="T57">6</text:span><text:span text:style-name="T58">) </text:span><text:span text:style-name="T32">not </text:span><text:span text:style-name="T33">b - 1</text:span><text:span text:style-name="T31"> = #count{ </text:span><text:span text:style-name="T58">f(_)</text:span><text:span text:style-name="T31"> },</text:span></text:p>
      <text:p text:style-name="P18"><text:tab/>...</text:p>
      <text:p text:style-name="P7"><text:span text:style-name="T34"><text:tab/></text:span><text:span text:style-name="T32">not </text:span><text:span text:style-name="T35">0</text:span><text:span text:style-name="T31"> = #count{ </text:span><text:span text:style-name="T58">f(_)</text:span><text:span text:style-name="T31">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1" svg:font-family="'Noto Mono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2:03:40.644394093</meta:creation-date>
    <dc:date>2018-11-30T10:23:14.223116008</dc:date>
    <meta:editing-duration>PT1H29M28S</meta:editing-duration>
    <meta:editing-cycles>88</meta:editing-cycles>
    <meta:generator>LibreOffice/6.0.6.2$Linux_X86_64 LibreOffice_project/00m0$Build-2</meta:generator>
    <meta:document-statistic meta:table-count="0" meta:image-count="0" meta:object-count="0" meta:page-count="3" meta:paragraph-count="38" meta:word-count="445" meta:character-count="2016" meta:non-whitespace-character-count="1545"/>
  </office:meta>
</office:document-meta>
</file>